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123f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-BoldMT" fo:font-size="11pt" fo:font-weight="bold" style:font-size-asian="11pt" style:font-weight-asian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-Bold" fo:font-size="12pt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-Bold" fo:font-size="11pt" fo:font-weight="bold" style:font-size-asian="11pt" style:font-weight-asian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1pt" style:font-size-asian="11pt"/>
    </style:style>
    <style:style style:name="P7" style:family="paragraph" style:parent-style-name="Standard">
      <style:paragraph-properties fo:text-align="start" style:justify-single-word="false"/>
      <style:text-properties fo:color="#4f82be" style:font-name="Calibri-Italic" fo:font-size="11pt" fo:font-style="italic" style:font-size-asian="11pt" style:font-style-asian="italic"/>
    </style:style>
    <style:style style:name="T1" style:family="text">
      <style:text-properties fo:color="#000000" style:font-name="Arial-BoldMT" fo:font-size="11pt" fo:font-weight="bold" style:font-size-asian="11pt" style:font-weight-asian="bold"/>
    </style:style>
    <style:style style:name="T2" style:family="text">
      <style:text-properties fo:color="#000000" style:font-name="Arial-BoldMT" fo:font-size="11pt" fo:font-style="italic" fo:font-weight="bold" style:font-size-asian="11pt" style:font-style-asian="italic" style:font-weight-asian="bold"/>
    </style:style>
    <style:style style:name="T3" style:family="text">
      <style:text-properties fo:color="#000000" style:font-name="Calibri-Bold" fo:font-size="11pt" fo:font-weight="bold" style:font-size-asian="11pt" style:font-weight-asian="bold"/>
    </style:style>
    <style:style style:name="T4" style:family="text">
      <style:text-properties fo:color="#000000" style:font-name="Calibri" fo:font-size="11pt" style:font-size-asian="11pt"/>
    </style:style>
    <style:style style:name="T5" style:family="text">
      <style:text-properties fo:color="#000000" style:font-name="ArialMT" fo:font-size="11pt" style:font-size-asian="11pt"/>
    </style:style>
    <style:style style:name="T6" style:family="text">
      <style:text-properties fo:color="#4f82be" style:font-name="Calibri-Bold" fo:font-size="10pt" fo:font-weight="bold" style:font-size-asian="10pt" style:font-weight-asian="bold"/>
    </style:style>
    <style:style style:name="T7" style:family="text">
      <style:text-properties fo:color="#4f82be" style:font-name="Calibri-Bold" fo:font-size="11pt" fo:font-weight="bold" style:font-size-asian="11pt" style:font-weight-asian="bold"/>
    </style:style>
    <style:style style:name="T8" style:family="text">
      <style:text-properties fo:color="#4f82be" style:font-name="ArialMT" fo:font-size="10pt" style:font-size-asian="10pt"/>
    </style:style>
    <style:style style:name="T9" style:family="text">
      <style:text-properties fo:color="#4f82be" style:font-name="Arial-ItalicMT" fo:font-size="11pt" fo:font-style="italic" style:font-size-asian="11pt" style:font-style-asian="italic"/>
    </style:style>
    <style:style style:name="T10" style:family="text">
      <style:text-properties fo:color="#4f82be" style:font-name="Calibri" fo:font-size="11pt" style:font-size-asian="11pt"/>
    </style:style>
    <style:style style:name="T11" style:family="text">
      <style:text-properties fo:color="#4f82be" style:font-name="MS-Gothic" fo:font-size="9.5pt" style:font-size-asian="9.5pt"/>
    </style:style>
    <style:style style:name="T12" style:family="text">
      <style:text-properties fo:color="#4f82be" style:font-name="Calibri-Italic" fo:font-size="9pt" fo:font-style="italic" style:font-size-asian="9pt" style:font-style-asian="italic"/>
    </style:style>
    <style:style style:name="T13" style:family="text">
      <style:text-properties fo:language="ca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ACTIVITAT PRÀCTICA</text:span></text:p>
      <text:p text:style-name="P1"><text:span text:style-name="T6">Número i nom del curs </text:span><text:span text:style-name="T8">IFCD 0110: Confecció i publicació de pàgines web</text:span></text:p>
      <text:p text:style-name="P2"><text:span text:style-name="T6">Mòdul Formatiu </text:span><text:span text:style-name="T9">MF951_2: Integra</text:span><text:span text:style-name="T2">ACTIVITAT PR</text:span><text:span text:style-name="T1">ÀCTICA</text:span></text:p>
      <text:p text:style-name="P1"><text:span text:style-name="T6">Número i nom del curs </text:span><text:span text:style-name="T8">IFCD 0110: Confecció i publicació de pàgines web</text:span></text:p>
      <text:p text:style-name="P1"><text:span text:style-name="T6">Mòdul Formatiu </text:span><text:span text:style-name="T9">MF951_2: Integració de components de programari a pàgines web</text:span></text:p>
      <text:p text:style-name="P1"><text:span text:style-name="T6">Unitat Formativa </text:span><text:span text:style-name="T9">UF1305: Programació amb llenguatges script a pàgines web</text:span></text:p>
      <text:p text:style-name="P1"><text:span text:style-name="T7">Número i títol de l’Activitat </text:span><text:span text:style-name="T10">A2 - Llenguatge script</text:span></text:p>
      <text:p text:style-name="P1"><text:span text:style-name="T7">Material i recursos </text:span><text:span text:style-name="T10">Apunts de classe</text:span></text:p>
      <text:p text:style-name="P4">INSTRUCCIONS</text:p>
      <text:p text:style-name="P1"><text:span text:style-name="T11">▪ </text:span><text:span text:style-name="T12">En aquest full trobarà la informació necessària per a la realització de l’activitat.</text:span></text:p>
      <text:p text:style-name="P1"><text:span text:style-name="T11">▪ </text:span><text:span text:style-name="T12">Abans de resoldre la pràctica llegeixi amb atenció l’enunciat de l’exercici i els recursos i materials disponibles.</text:span></text:p>
      <text:p text:style-name="P1"><text:span text:style-name="T11">▪ </text:span><text:span text:style-name="T12">Per qualsevol aclariment consulti al formador/a a l’aula o mitjançant correu electrònic (xvallejo@xtec.cat)</text:span></text:p>
      <text:p text:style-name="P5">CAPACITATS:</text:p>
      <text:p text:style-name="P1"><text:span text:style-name="T3">C1: </text:span><text:span text:style-name="T4">Identificar les estructures de programació i els tipus de dades que s'utilitzen per crear</text:span></text:p>
      <text:p text:style-name="P6">scripts d'acord amb unes especificacions rebudes.</text:p>
      <text:p text:style-name="P1"><text:span text:style-name="T3">CE1.2: </text:span><text:span text:style-name="T4">Reconèixer la sintaxi del llenguatge script que descriuen les estructures de programació</text:span></text:p>
      <text:p text:style-name="P6">en crear scripts d'acord amb les especificacions tècniques del llenguatge.</text:p>
      <text:p text:style-name="P1"><text:span text:style-name="T3">CE1.3: </text:span><text:span text:style-name="T4">Explicar els tipus de dades que s'utilitzen per representar i emmagatzemar els valors de</text:span></text:p>
      <text:p text:style-name="P6">les variables en crear scripts d'acord amb les especificacions tècniques del llenguatge.</text:p>
      <text:p text:style-name="P1"><text:span text:style-name="T3">CE1.4 </text:span><text:span text:style-name="T4">: Identificar els operadors que s'utilitzen per fer els càlculs i les operacions dins d'un</text:span></text:p>
      <text:p text:style-name="P6">script.</text:p>
      <text:p text:style-name="P1"><text:span text:style-name="T3">CE1.5: </text:span><text:span text:style-name="T4">Citar les instruccions proporcionades pel llenguatge script per dur a terme operacions</text:span></text:p>
      <text:p text:style-name="P6">d'entrada i de sortida de dades d'acord amb les especificacions.</text:p>
      <text:p text:style-name="P7">1. Crea un document web en HTML que contingui les següents dades:</text:p>
      <text:p text:style-name="P1"><text:span text:style-name="T5">● </text:span><text:span text:style-name="T4">Títol en &lt;h1&gt; mostrant el teu nom i cognoms.</text:span></text:p>
      <text:p text:style-name="P1"><text:span text:style-name="T5">● </text:span><text:span text:style-name="T4">El centre on estem estudiant en itàlica i alineat a la dreta.</text:span></text:p>
      <text:p text:style-name="P1"><text:span text:style-name="T5">● </text:span><text:span text:style-name="T4">Una llista desordenada amb els seus grups de música favorits (max. 5)</text:span></text:p>
      <text:p text:style-name="P1"><text:span text:style-name="T5">● </text:span><text:span text:style-name="T4">Una taula: en una columna els dies de la setmana, i en l’altre les temperatures</text:span></text:p>
      <text:p text:style-name="P6">corresponents a aquests dies.</text:p>
      <text:p text:style-name="P1"><text:span text:style-name="T5">● </text:span><text:span text:style-name="T4">Un formulari amb els camps:</text:span></text:p>
      <text:p text:style-name="P1"><text:span text:style-name="T5">○ </text:span><text:span text:style-name="T4">DNI de l’alumne.</text:span></text:p>
      <text:p text:style-name="P1"><text:span text:style-name="T5">○ </text:span><text:span text:style-name="T4">Nom i cognoms de l’alumne.</text:span></text:p>
      <text:p text:style-name="P1"><text:span text:style-name="T5">○ </text:span><text:span text:style-name="T4">Direcció, població i província de l’alumne.</text:span></text:p>
      <text:p text:style-name="P1"><text:span text:style-name="T5">○ </text:span><text:span text:style-name="T4">Email de contacte.</text:span></text:p>
      <text:p text:style-name="P1"><text:span text:style-name="T5">○ </text:span><text:span text:style-name="T4">Telèfon de contacte.</text:span></text:p>
      <text:p text:style-name="P1"><text:span text:style-name="T5">○ </text:span><text:span text:style-name="T4">Botó per Enviar Formulari.</text:span></text:p>
      <text:p text:style-name="P1"><text:span text:style-name="T5">○ </text:span><text:span text:style-name="T4">Botó per Netejar el Formulari.</text:span></text:p>
      <text:p text:style-name="P7">2. Modifica el document HTML per incorporar codi Javascript que faci:</text:p>
      <text:p text:style-name="P1"><text:span text:style-name="T5">● </text:span><text:span text:style-name="T4">Un missatge d’avís que mostri el vostre nom i cognoms al carregar la pàgina.</text:span></text:p>
      <text:p text:style-name="P1"><text:span text:style-name="T5">● </text:span><text:span text:style-name="T4">Externalitza el teu codi Javascript perquè es trobi en un arxiu extern anomenat codi.js i</text:span></text:p>
      <text:p text:style-name="P6">l'script segueixi funcionant de la mateixa manera.</text:p>
      <text:p text:style-name="P1"><text:span text:style-name="T5">● </text:span><text:span text:style-name="T4">Després del primer missatge, s'ha de mostrar un altre missatge que digui "Sóc el segon</text:span></text:p>
      <text:p text:style-name="P6">script".</text:p>
      <text:p text:style-name="P1"><text:span text:style-name="T5">● </text:span><text:span text:style-name="T4">Afegir alguns comentaris que expliquin el funcionament del codi.</text:span></text:p>
      <text:p text:style-name="P1"><text:span text:style-name="T5">● </text:span><text:span text:style-name="T4">Afegir a la pàgina HTML un missatge d'avís per als navegadors que no tinguin activat el</text:span></text:p>
      <text:p text:style-name="P6">suport de JavaScript.</text:p>
      <text:p text:style-name="P7">3. Crea documents (pàgines) que facin les següents tasques (una pàgina per tasca):</text:p>
      <text:p text:style-name="P1"><text:span text:style-name="T5">● </text:span><text:span text:style-name="T4">Un codi que converteixi d’euros a dolars. Utilitza un menú en forma de finestres</text:span></text:p>
      <text:p text:style-name="P6">emergents per tal que l’usuari introdueixi la quantitat.</text:p>
      <text:p text:style-name="P1"><text:span text:style-name="T5">● </text:span><text:span text:style-name="T4">Un codi que permeti multiplicar dos nombres.</text:span></text:p>
      <text:p text:style-name="P1"><text:span text:style-name="T5">● </text:span><text:span text:style-name="T4">Un codi que converteixi de graus centígrads a graus Fahrenheit.</text:span></text:p>
      <text:p text:style-name="P1"><text:soft-page-break/><text:span text:style-name="T5">● </text:span><text:span text:style-name="T4">Agafa dos exemples fet dels ordinogrames o pseudocodis de l’activitat anterior, i</text:span></text:p>
      <text:p text:style-name="P6">implementa’ls en Javascript.</text:p>
      <text:p text:style-name="P7">4. Crea un script que mesuri el temps (i el mostri per pantalla) que tarda en:</text:p>
      <text:p text:style-name="P1"><text:span text:style-name="T5">● </text:span><text:span text:style-name="T4">Una variable recorri des de 0 fins a 15000.</text:span></text:p>
      <text:p text:style-name="P1"><text:span text:style-name="T5">● </text:span><text:span text:style-name="T4">Una variable recorri des de 0 fins 3000.</text:span></text:p>
      <text:p text:style-name="P1"><text:span text:style-name="T5">● </text:span><text:span text:style-name="T4">Sumar, restar, multiplicar i dividir dues variables, que els hi donarem el valor.</text:span></text:p>
      <text:p text:style-name="P4">ENTREGA I OBSERVACIONS</text:p>
      <text:p text:style-name="P1"><text:span text:style-name="T11">▪ </text:span><text:span text:style-name="T12">Cal entregar en format ZIP al moodle del curs http://cpsoc.cendrassos.net</text:span></text:p>
      <text:p text:style-name="P1"><text:span text:style-name="T11">▪ </text:span><text:span text:style-name="T12">La retroacció de la tasca es realitzarà al moodle.</text:span></text:p>
      <text:p text:style-name="P2"><text:span text:style-name="T11">▪ </text:span><text:span text:style-name="T12">Per superar l’activitat cal una nota major o igual a 5.</text:span><text:span text:style-name="T9">ció de components de programari a pàgines web</text:span></text:p>
      <text:p text:style-name="P1"><text:span text:style-name="T6">Unitat Formativa </text:span><text:span text:style-name="T9">UF1305: Programació amb llenguatges script a pàgines web</text:span></text:p>
      <text:p text:style-name="P1"><text:span text:style-name="T7">Número i títol de l’Activitat </text:span><text:span text:style-name="T10">A2 - Llenguatge script</text:span></text:p>
      <text:p text:style-name="P1"><text:span text:style-name="T7">Material i recursos </text:span><text:span text:style-name="T10">Apunts de classe</text:span></text:p>
      <text:p text:style-name="P4">INSTRUCCIONS</text:p>
      <text:p text:style-name="P1"><text:span text:style-name="T11">▪ </text:span><text:span text:style-name="T12">En aquest full trobarà la informació necessària per a la realització de l’activitat.</text:span></text:p>
      <text:p text:style-name="P1"><text:span text:style-name="T11">▪ </text:span><text:span text:style-name="T12">Abans de resoldre la pràctica llegeixi amb atenció l’enunciat de l’exercici i els recursos i materials disponibles.</text:span></text:p>
      <text:p text:style-name="P1"><text:span text:style-name="T11">▪ </text:span><text:span text:style-name="T12">Per qualsevol aclariment consulti al formador/a a l’aula o mitjançant correu electrònic (xvallejo@xtec.cat)</text:span></text:p>
      <text:p text:style-name="P5">CAPACITATS:</text:p>
      <text:p text:style-name="P1"><text:span text:style-name="T3">C1: </text:span><text:span text:style-name="T4">Identificar les estructures de programació i els tipus de dades que s'utilitzen per crear</text:span></text:p>
      <text:p text:style-name="P6">scripts d'acord amb unes especificacions rebudes.</text:p>
      <text:p text:style-name="P1"><text:span text:style-name="T3">CE1.2: </text:span><text:span text:style-name="T4">Reconèixer la sintaxi del llenguatge script que descriuen les estructures de programació</text:span></text:p>
      <text:p text:style-name="P6">en crear scripts d'acord amb les especificacions tècniques del llenguatge.</text:p>
      <text:p text:style-name="P1"><text:span text:style-name="T3">CE1.3: </text:span><text:span text:style-name="T4">Explicar els tipus de dades que s'utilitzen per representar i emmagatzemar els valors de</text:span></text:p>
      <text:p text:style-name="P6">les variables en crear scripts d'acord amb les especificacions tècniques del llenguatge.</text:p>
      <text:p text:style-name="P1"><text:span text:style-name="T3">CE1.4 </text:span><text:span text:style-name="T4">: Identificar els operadors que s'utilitzen per fer els càlculs i les operacions dins d'un</text:span></text:p>
      <text:p text:style-name="P6">script.</text:p>
      <text:p text:style-name="P1"><text:span text:style-name="T3">CE1.5: </text:span><text:span text:style-name="T4">Citar les instruccions proporcionades pel llenguatge script per dur a terme operacions</text:span></text:p>
      <text:p text:style-name="P6">d'entrada i de sortida de dades d'acord amb les especificacions.</text:p>
      <text:p text:style-name="P6"/>
      <text:p text:style-name="P7">1. Crea un document web en HTML que contingui les següents dades:</text:p>
      <text:p text:style-name="P1"><text:span text:style-name="T5">● </text:span><text:span text:style-name="T4">Títol en &lt;h1&gt; mostrant el teu nom i cognoms.</text:span></text:p>
      <text:p text:style-name="P1"><text:span text:style-name="T5">● </text:span><text:span text:style-name="T4">El centre on estem estudiant en itàlica i alineat a la dreta.</text:span></text:p>
      <text:p text:style-name="P1"><text:span text:style-name="T5">● </text:span><text:span text:style-name="T4">Una llista desordenada amb els seus grups de música favorits (max. 5)</text:span></text:p>
      <text:p text:style-name="P1"><text:span text:style-name="T5">● </text:span><text:span text:style-name="T4">Una taula: en una columna els dies de la setmana, i en l’altre les temperatures</text:span></text:p>
      <text:p text:style-name="P6">corresponents a aquests dies.</text:p>
      <text:p text:style-name="P1"><text:span text:style-name="T5">● </text:span><text:span text:style-name="T4">Un formulari amb els camps:</text:span></text:p>
      <text:p text:style-name="P1"><text:span text:style-name="T5">○ </text:span><text:span text:style-name="T4">DNI de l’alumne.</text:span></text:p>
      <text:p text:style-name="P1"><text:span text:style-name="T5">○ </text:span><text:span text:style-name="T4">Nom i cognoms de l’alumne.</text:span></text:p>
      <text:p text:style-name="P1"><text:span text:style-name="T5">○ </text:span><text:span text:style-name="T4">Direcció, població i província de l’alumne.</text:span></text:p>
      <text:p text:style-name="P1"><text:span text:style-name="T5">○ </text:span><text:span text:style-name="T4">Email de contacte.</text:span></text:p>
      <text:p text:style-name="P1"><text:span text:style-name="T5">○ </text:span><text:span text:style-name="T4">Telèfon de contacte.</text:span></text:p>
      <text:p text:style-name="P1"><text:span text:style-name="T5">○ </text:span><text:span text:style-name="T4">Botó per Enviar Formulari.</text:span></text:p>
      <text:p text:style-name="P1"><text:span text:style-name="T5">○ </text:span><text:span text:style-name="T4">Botó per Netejar el Formulari.</text:span></text:p>
      <text:p text:style-name="P7">2. Modifica el document HTML per incorporar codi Javascript que faci:</text:p>
      <text:p text:style-name="P1"><text:span text:style-name="T5">● </text:span><text:span text:style-name="T4">Un missatge d’avís que mostri el vostre nom i cognoms al carregar la pàgina.</text:span></text:p>
      <text:p text:style-name="P1"><text:span text:style-name="T5">● </text:span><text:span text:style-name="T4">Externalitza el teu codi Javascript perquè es trobi en un arxiu extern anomenat codi.js i</text:span></text:p>
      <text:p text:style-name="P6">l'script segueixi funcionant de la mateixa manera.</text:p>
      <text:p text:style-name="P1"><text:span text:style-name="T5">● </text:span><text:span text:style-name="T4">Després del primer missatge, s'ha de mostrar un altre missatge que digui "Sóc el segon</text:span></text:p>
      <text:p text:style-name="P6">script".</text:p>
      <text:p text:style-name="P1"><text:span text:style-name="T5">● </text:span><text:span text:style-name="T4">Afegir alguns comentaris que expliquin el funcionament del codi.</text:span></text:p>
      <text:p text:style-name="P1"><text:span text:style-name="T5">● </text:span><text:span text:style-name="T4">Afegir a la pàgina HTML un missatge d'avís per als navegadors que no tinguin activat el</text:span></text:p>
      <text:p text:style-name="P6"><text:soft-page-break/>suport de JavaScript.</text:p>
      <text:p text:style-name="P7">3. Crea documents (pàgines) que facin les següents tasques (una pàgina per tasca):</text:p>
      <text:p text:style-name="P1"><text:span text:style-name="T5">● </text:span><text:span text:style-name="T4">Un codi que converteixi d’euros a dolars. Utilitza un menú en forma de finestres</text:span></text:p>
      <text:p text:style-name="P6">emergents per tal que l’usuari introdueixi la quantitat.</text:p>
      <text:p text:style-name="P1"><text:span text:style-name="T5">● </text:span><text:span text:style-name="T4">Un codi que permeti multiplicar dos nombres.</text:span></text:p>
      <text:p text:style-name="P1"><text:span text:style-name="T5">● </text:span><text:span text:style-name="T4">Un codi que converteixi de graus centígrads a graus Fahrenheit.</text:span></text:p>
      <text:p text:style-name="P1"><text:span text:style-name="T5">● </text:span><text:span text:style-name="T4">Agafa dos exemples fet dels ordinogrames o pseudocodis de l’activitat anterior, i</text:span></text:p>
      <text:p text:style-name="P6">implementa’ls en Javascript.</text:p>
      <text:p text:style-name="P7">4. Crea un script que mesuri el temps (i el mostri per pantalla) que tarda en:</text:p>
      <text:p text:style-name="P1"><text:span text:style-name="T5">● </text:span><text:span text:style-name="T4">Una variable recorri des de 0 fins a 15000.</text:span></text:p>
      <text:p text:style-name="P1"><text:span text:style-name="T5">● </text:span><text:span text:style-name="T4">Una variable recorri des de 0 fins 3000.</text:span></text:p>
      <text:p text:style-name="P1"><text:span text:style-name="T5">● </text:span><text:span text:style-name="T4">Sumar, restar, multiplicar i dividir dues variables, que els hi donarem el valor.</text:span></text:p>
      <text:p text:style-name="P4">ENTREGA I OBSERVACIONS</text:p>
      <text:p text:style-name="P1"><text:span text:style-name="T11">▪ </text:span><text:span text:style-name="T12">Cal entregar en format ZIP al moodle del curs http://cpsoc.cendrassos.net</text:span></text:p>
      <text:p text:style-name="P1"><text:span text:style-name="T11">▪ </text:span><text:span text:style-name="T12">La retroacció de la tasca es realitzarà al moodle.</text:span></text:p>
      <text:p text:style-name="Standard"><text:span text:style-name="T11">▪ </text:span><text:span text:style-name="T12">Per superar l’activitat cal una nota major o igual a 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30T16:19:38.896000000</dc:date>
    <meta:editing-duration>PT50M20S</meta:editing-duration>
    <meta:editing-cycles>2</meta:editing-cycles>
    <meta:document-statistic meta:table-count="0" meta:image-count="0" meta:object-count="0" meta:page-count="3" meta:paragraph-count="117" meta:word-count="1143" meta:character-count="6894" meta:non-whitespace-character-count="5868"/>
  </office:meta>
</office:document-meta>
</file>